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d86ce" officeooo:paragraph-rsid="001d86ce"/>
    </style:style>
    <style:style style:name="P4" style:family="paragraph" style:parent-style-name="Standard" style:list-style-name="L1">
      <style:text-properties officeooo:rsid="001d86ce" officeooo:paragraph-rsid="001d86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1">listarReservas(datosBúsqueda)</text:p>
          </table:table-cell>
        </table:table-row>
        <table:table-row>
          <table:table-cell table:style-name="Tabla1.A2" office:value-type="string">
            <text:p text:style-name="P2">Responsabilidad</text:p>
          </table:table-cell>
          <table:table-cell table:style-name="Tabla1.B2" office:value-type="string">
            <text:p text:style-name="P3">Lista las reservas de los datos de busqueda especificados</text:p>
          </table:table-cell>
        </table:table-row>
        <table:table-row>
          <table:table-cell table:style-name="Tabla1.A2" office:value-type="string">
            <text:p text:style-name="P2">Tipo</text:p>
          </table:table-cell>
          <table:table-cell table:style-name="Tabla1.B2" office:value-type="string">
            <text:p text:style-name="P3">GERAT</text:p>
          </table:table-cell>
        </table:table-row>
        <table:table-row>
          <table:table-cell table:style-name="Tabla1.A2" office:value-type="string">
            <text:p text:style-name="P2">Nota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office:value-type="string">
            <text:p text:style-name="P3">No existe ninguna reserva</text:p>
          </table:table-cell>
        </table:table-row>
        <table:table-row>
          <table:table-cell table:style-name="Tabla1.A2" office:value-type="string">
            <text:p text:style-name="P2">Salida</text:p>
          </table:table-cell>
          <table:table-cell table:style-name="Tabla1.B2" office:value-type="string">
            <text:p text:style-name="P3">Lista con la informacion de las reservas que se han encontrado con datosBusqueda</text:p>
          </table:table-cell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B2" office:value-type="string">
            <text:list xml:id="list3216491130" text:style-name="L1">
              <text:list-item>
                <text:p text:style-name="P4">Si uno de los datos de busqueda es el idCliente, debe estar dado de alta ese cliente anteriormente.</text:p>
              </text:list-item>
              <text:list-item>
                <text:p text:style-name="P4">Si uno de los datos de busqeuda es el idEvento, el evento debe de estar dado de alta anteriormente</text:p>
              </text:list-item>
            </text:list>
          </table:table-cell>
        </table:table-row>
        <table:table-row>
          <table:table-cell table:style-name="Tabla1.A2" office:value-type="string">
            <text:p text:style-name="P2">Postcondiciones</text:p>
          </table:table-cell>
          <table:table-cell table:style-name="Tabla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11:54:03.814314160</meta:creation-date>
    <dc:date>2024-05-07T11:55:52.665888231</dc:date>
    <meta:editing-duration>PT17M5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76" meta:character-count="472" meta:non-whitespace-character-count="414"/>
  </office:meta>
</office:document-meta>
</file>